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a2dc" officeooo:paragraph-rsid="000aa2dc"/>
    </style:style>
    <style:style style:name="T1" style:family="text">
      <style:text-properties officeooo:rsid="000ca2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kies jedno zdanie, <text:span text:style-name="T1">jakiekolwiek</text:span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6T12:47:29.854177207</meta:creation-date>
    <dc:date>2019-11-16T14:12:04.426946619</dc:date>
    <meta:editing-duration>PT1M46S</meta:editing-duration>
    <meta:editing-cycles>3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" meta:word-count="4" meta:character-count="34" meta:non-whitespace-character-count="31"/>
  </office:meta>
</office:document-meta>
</file>